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3000003826E05442C.png" manifest:media-type="image/png"/>
  <manifest:file-entry manifest:full-path="Pictures/1000000000000544000002FB46DC5D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6.9252in" svg:height="3.8791in" draw:z-index="1"><draw:image xlink:href="Pictures/1000000000000643000003826E0544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3.9193in" draw:z-index="0"><draw:image xlink:href="Pictures/1000000000000544000002FB46DC5D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06:07:03.419571000</meta:creation-date>
    <dc:date>2026-03-04T06:08:48.447926600</dc:date>
    <meta:editing-duration>PT1M4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5.2.7.2$Windows_X86_64 LibreOffice_project/5cbfd1ab6520636bb5f7b99185aa69bd7456825d</meta:generator>
  </office:meta>
</office:document-meta>
</file>